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writing-mode="lr-tb"/>
    </style:style>
    <style:style style:name="P2" style:family="paragraph" style:parent-style-name="Header">
      <style:paragraph-properties fo:text-align="start" style:justify-single-word="false" style:writing-mode="lr-tb"/>
      <style:text-properties fo:font-weight="bold" style:font-weight-asian="bold" style:font-weight-complex="bold"/>
    </style:style>
    <style:style style:name="P3" style:family="paragraph" style:parent-style-name="Header">
      <style:paragraph-properties fo:text-align="end" style:justify-single-word="false" style:writing-mode="lr-tb"/>
      <style:text-properties fo:font-weight="bold" style:font-weight-asian="bold" style:font-weight-complex="bold"/>
    </style:style>
    <style:style style:name="P4" style:family="paragraph" style:parent-style-name="Header">
      <style:paragraph-properties fo:text-align="start" style:justify-single-word="false" style:writing-mode="lr-tb"/>
      <style:text-properties fo:font-weight="normal" style:font-weight-asian="normal" style:font-weight-complex="normal"/>
    </style:style>
    <style:style style:name="P5" style:family="paragraph" style:parent-style-name="Header">
      <style:paragraph-properties fo:text-align="start" style:justify-single-word="false" style:writing-mode="lr-tb"/>
      <style:text-properties style:use-window-font-color="true" style:font-name="Liberation Serif1" fo:font-size="12pt" fo:language="en" fo:country="US" fo:font-weight="normal" officeooo:rsid="000fbed2" officeooo:paragraph-rsid="000fbed2"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6" style:family="paragraph" style:parent-style-name="Standard">
      <style:paragraph-properties fo:text-align="center" style:justify-single-word="false" style:writing-mode="lr-tb"/>
      <style:text-properties fo:font-size="40pt" style:font-size-asian="40pt" style:font-size-complex="40pt"/>
    </style:style>
    <style:style style:name="P7" style:family="paragraph" style:parent-style-name="Standard">
      <style:paragraph-properties fo:text-align="center" style:justify-single-word="false" style:writing-mode="lr-tb"/>
      <style:text-properties fo:font-size="60pt" fo:font-weight="bold" style:font-size-asian="60pt" style:font-weight-asian="bold" style:font-size-complex="60pt" style:font-weight-complex="bold"/>
    </style:style>
    <style:style style:name="P8" style:family="paragraph" style:parent-style-name="Standard">
      <style:paragraph-properties fo:text-align="center" style:justify-single-word="false" style:writing-mode="lr-tb"/>
      <style:text-properties fo:font-size="12pt" fo:font-style="italic" style:font-size-asian="12pt" style:font-style-asian="italic" style:font-size-complex="12pt" style:font-style-complex="italic"/>
    </style:style>
    <style:style style:name="P9" style:family="paragraph" style:parent-style-name="Standard">
      <style:paragraph-properties fo:text-align="start" style:justify-single-word="false" style:writing-mode="lr-tb"/>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writing-mode="lr-tb"/>
      <style:text-properties fo:font-size="12pt" fo:font-style="normal" fo:font-weight="bold" officeooo:rsid="0011775b" officeooo:paragraph-rsid="0011775b" style:font-size-asian="12pt" style:font-style-asian="normal" style:font-weight-asian="bold" style:font-size-complex="12pt" style:font-style-complex="normal" style:font-weight-complex="bold"/>
    </style:style>
    <style:style style:name="P11" style:family="paragraph" style:parent-style-name="Standard" style:list-style-name="L2">
      <style:paragraph-properties fo:text-align="start" style:justify-single-word="false" style:writing-mode="lr-tb"/>
      <style:text-properties fo:font-size="12pt" fo:font-style="normal" fo:font-weight="bold" officeooo:rsid="00120d26" officeooo:paragraph-rsid="00120d26" style:font-size-asian="12pt" style:font-style-asian="normal" style:font-weight-asian="bold" style:font-size-complex="12pt" style:font-style-complex="normal" style:font-weight-complex="bold"/>
    </style:style>
    <style:style style:name="P12" style:family="paragraph" style:parent-style-name="Standard" style:list-style-name="L2">
      <style:paragraph-properties fo:text-align="start" style:justify-single-word="false" style:writing-mode="lr-tb"/>
      <style:text-properties fo:font-size="12pt" fo:font-style="normal" fo:font-weight="bold" officeooo:rsid="00131e43" officeooo:paragraph-rsid="00131e43" style:font-size-asian="12pt" style:font-style-asian="normal" style:font-weight-asian="bold" style:font-size-complex="12pt" style:font-style-complex="normal" style:font-weight-complex="bold"/>
    </style:style>
    <style:style style:name="P13" style:family="paragraph" style:parent-style-name="Standard" style:list-style-name="L2">
      <style:paragraph-properties fo:text-align="start" style:justify-single-word="false" style:writing-mode="lr-tb"/>
      <style:text-properties fo:font-size="12pt" fo:font-style="normal" fo:font-weight="bold" officeooo:rsid="00142dab" officeooo:paragraph-rsid="00142dab"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writing-mode="lr-tb"/>
      <style:text-properties fo:font-size="12pt" fo:font-style="normal" fo:font-weight="normal" officeooo:rsid="0011775b" officeooo:paragraph-rsid="0011775b"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writing-mode="lr-tb"/>
      <style:text-properties style:use-window-font-color="true" style:font-name="Liberation Serif1" fo:font-size="40pt" fo:language="en" fo:country="US" fo:font-style="italic" officeooo:rsid="000fbed2" officeooo:paragraph-rsid="000fbed2" style:letter-kerning="true" style:font-name-asian="SimSun" style:font-size-asian="40pt" style:language-asian="zh" style:country-asian="CN" style:font-style-asian="italic" style:font-name-complex="Mangal" style:font-size-complex="40pt" style:language-complex="hi" style:country-complex="IN" style:font-style-complex="italic"/>
    </style:style>
    <style:style style:name="P16" style:family="paragraph" style:parent-style-name="Standard">
      <style:paragraph-properties fo:text-align="start" style:justify-single-word="false" style:writing-mode="lr-tb"/>
      <style:text-properties fo:font-style="normal" fo:font-weight="bold" officeooo:rsid="0011775b" officeooo:paragraph-rsid="0011775b" style:font-style-asian="normal" style:font-weight-asian="bold" style:font-style-complex="normal" style:font-weight-complex="bold"/>
    </style:style>
    <style:style style:name="P17" style:family="paragraph" style:parent-style-name="Standard" style:list-style-name="L2">
      <style:paragraph-properties fo:text-align="start" style:justify-single-word="false" style:writing-mode="lr-tb"/>
      <style:text-properties fo:font-style="normal" fo:font-weight="bold" officeooo:rsid="0011775b" officeooo:paragraph-rsid="0011775b" style:font-style-asian="normal" style:font-weight-asian="bold" style:font-style-complex="normal" style:font-weight-complex="bold"/>
    </style:style>
    <style:style style:name="P18" style:family="paragraph" style:parent-style-name="Standard">
      <style:paragraph-properties fo:text-align="start" style:justify-single-word="false" style:writing-mode="lr-tb"/>
      <style:text-properties fo:font-style="normal" fo:font-weight="normal" officeooo:rsid="0011775b" officeooo:paragraph-rsid="0011775b" style:font-style-asian="normal" style:font-weight-asian="normal" style:font-style-complex="normal" style:font-weight-complex="normal"/>
    </style:style>
    <style:style style:name="P19" style:family="paragraph" style:parent-style-name="Standard">
      <style:paragraph-properties fo:margin-left="0.4925in" fo:margin-right="0in" fo:text-align="start" style:justify-single-word="false" fo:text-indent="0in" style:auto-text-indent="false" style:writing-mode="lr-tb"/>
      <style:text-properties fo:font-style="normal" fo:font-weight="normal" officeooo:rsid="00142dab" officeooo:paragraph-rsid="00142dab" style:font-style-asian="normal" style:font-weight-asian="normal" style:font-style-complex="normal" style:font-weight-complex="normal"/>
    </style:style>
    <style:style style:name="P20" style:family="paragraph" style:parent-style-name="Standard">
      <style:paragraph-properties fo:margin-left="0.4925in" fo:margin-right="0in" fo:text-align="start" style:justify-single-word="false" fo:text-indent="0in" style:auto-text-indent="false" style:writing-mode="lr-tb"/>
      <style:text-properties fo:font-style="normal" fo:font-weight="bold" officeooo:rsid="0011775b" officeooo:paragraph-rsid="0011775b" style:font-style-asian="normal" style:font-weight-asian="bold" style:font-style-complex="normal" style:font-weight-complex="bold"/>
    </style:style>
    <style:style style:name="P21" style:family="paragraph" style:parent-style-name="Standard">
      <style:paragraph-properties fo:margin-left="0.4925in" fo:margin-right="0in" fo:text-align="start" style:justify-single-word="false" fo:text-indent="0in" style:auto-text-indent="false" style:writing-mode="lr-tb"/>
      <style:text-properties fo:font-style="normal" fo:font-weight="bold" officeooo:rsid="00142dab" officeooo:paragraph-rsid="00142dab" style:font-style-asian="normal" style:font-weight-asian="bold" style:font-style-complex="normal" style:font-weight-complex="bold"/>
    </style:style>
    <style:style style:name="P22" style:family="paragraph" style:parent-style-name="Standard">
      <style:paragraph-properties fo:margin-left="0.4925in" fo:margin-right="0in" fo:text-align="start" style:justify-single-word="false" fo:text-indent="0in" style:auto-text-indent="false" style:writing-mode="lr-tb"/>
      <style:text-properties officeooo:paragraph-rsid="0014f424"/>
    </style:style>
    <style:style style:name="P23" style:family="paragraph" style:parent-style-name="Standard">
      <style:paragraph-properties fo:margin-left="0.4925in" fo:margin-right="0in" fo:text-align="start" style:justify-single-word="false" fo:text-indent="0in" style:auto-text-indent="false" style:writing-mode="lr-tb"/>
      <style:text-properties fo:font-weight="bold" officeooo:rsid="0016ce7f" officeooo:paragraph-rsid="0016ce7f" style:font-weight-asian="bold" style:font-weight-complex="bold"/>
    </style:style>
    <style:style style:name="P24" style:family="paragraph" style:parent-style-name="Standard">
      <style:paragraph-properties fo:margin-left="0.4925in" fo:margin-right="0in" fo:text-align="start" style:justify-single-word="false" fo:text-indent="0in" style:auto-text-indent="false" style:writing-mode="lr-tb"/>
      <style:text-properties fo:font-weight="normal" officeooo:rsid="0016ce7f" officeooo:paragraph-rsid="0016ce7f" style:font-weight-asian="normal" style:font-weight-complex="normal"/>
    </style:style>
    <style:style style:name="P25" style:family="paragraph" style:parent-style-name="Standard">
      <style:paragraph-properties fo:margin-left="0.4925in" fo:margin-right="0in" fo:text-align="start" style:justify-single-word="false" fo:text-indent="0in" style:auto-text-indent="false" style:writing-mode="lr-tb"/>
      <style:text-properties officeooo:rsid="0016ce7f" officeooo:paragraph-rsid="0016ce7f"/>
    </style:style>
    <style:style style:name="P26" style:family="paragraph" style:parent-style-name="Standard" style:master-page-name="Standard">
      <style:paragraph-properties fo:text-align="center" style:justify-single-word="false" style:page-number="auto" style:writing-mode="lr-tb"/>
      <style:text-properties fo:font-size="40pt" style:font-size-asian="40pt" style:font-size-complex="40pt"/>
    </style:style>
    <style:style style:name="P27" style:family="paragraph" style:parent-style-name="Standard" style:master-page-name="Convert_20_1">
      <style:paragraph-properties fo:text-align="start" style:justify-single-word="false" style:page-number="1" fo:break-before="pag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margin-left="0.9846in" fo:margin-right="0in" fo:text-align="start" style:justify-single-word="false" fo:text-indent="0in" style:auto-text-indent="false" style:writing-mode="lr-tb"/>
      <style:text-properties fo:font-style="normal" fo:font-weight="bold" officeooo:rsid="0011775b" officeooo:paragraph-rsid="0011775b" style:font-style-asian="normal" style:font-weight-asian="bold" style:font-style-complex="normal" style:font-weight-complex="bold"/>
    </style:style>
    <style:style style:name="P29" style:family="paragraph" style:parent-style-name="Standard">
      <style:paragraph-properties fo:margin-left="0.9846in" fo:margin-right="0in" fo:text-align="start" style:justify-single-word="false" fo:text-indent="0in" style:auto-text-indent="false" style:writing-mode="lr-tb"/>
      <style:text-properties fo:font-style="normal" fo:font-weight="bold" officeooo:rsid="00120d26" officeooo:paragraph-rsid="00120d26" style:font-style-asian="normal" style:font-weight-asian="bold" style:font-style-complex="normal" style:font-weight-complex="bold"/>
    </style:style>
    <style:style style:name="T1" style:family="text">
      <style:text-properties fo:font-size="12pt" style:font-size-asian="12pt" style:font-size-complex="12pt"/>
    </style:style>
    <style:style style:name="T2" style:family="text">
      <style:text-properties fo:font-size="12pt" fo:font-style="normal" style:font-size-asian="12pt" style:font-style-asian="normal" style:font-size-complex="12pt" style:font-style-complex="normal"/>
    </style:style>
    <style:style style:name="T3" style:family="text">
      <style:text-properties fo:font-size="12pt" fo:font-style="normal" officeooo:rsid="0014f424" style:font-size-asian="12pt" style:font-style-asian="normal" style:font-size-complex="12pt" style:font-style-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14f424" style:font-size-asian="12pt" style:font-style-asian="normal" style:font-weight-asian="normal" style:font-size-complex="12pt" style:font-style-complex="normal" style:font-weight-complex="normal"/>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20d26"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42dab" style:font-weight-asian="normal" style:font-weight-complex="normal"/>
    </style:style>
    <style:style style:name="T11" style:family="text">
      <style:text-properties style:text-position="super 58%" fo:font-weight="normal" officeooo:rsid="00142dab" style:font-weight-asian="normal" style:font-weight-complex="normal"/>
    </style:style>
    <style:style style:name="T12" style:family="text">
      <style:text-properties style:text-position="0% 100%"/>
    </style:style>
    <style:style style:name="T13" style:family="text">
      <style:text-properties style:use-window-font-color="true" style:font-name="Liberation Serif1" fo:font-size="12pt" fo:language="en" fo:country="US" fo:font-style="normal" fo:font-weight="normal" officeooo:rsid="0014f424"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6"/>
      <text:p text:style-name="P6"/>
      <text:p text:style-name="P6"/>
      <text:p text:style-name="P6"/>
      <text:p text:style-name="P7">SAMS Project</text:p>
      <text:p text:style-name="P15">Software Quality Assurance</text:p>
      <text:p text:style-name="P8">Thomas Travers</text:p>
      <text:p text:style-name="P8">Grantham University</text:p>
      <text:p text:style-name="P8">CS406</text:p>
      <text:p text:style-name="P27"/>
      <text:p text:style-name="P10">Context/Overview:</text:p>
      <text:p text:style-name="P14">Assume OO design and an agile process for delivery of the SAMS project. Consider the software quality assurance needs of the SAMS project.</text:p>
      <text:p text:style-name="P14"/>
      <text:p text:style-name="P9"/>
      <text:p text:style-name="P16"><text:span text:style-name="T1">1. <text:s/>Specify quality attributes applicable to the SAMS project</text:span></text:p>
      <text:p text:style-name="P18"><text:span text:style-name="T1"/></text:p>
      <text:p text:style-name="P20"><text:span text:style-name="T1">Quality Attributes: </text:span><text:span text:style-name="T7">A software quality attribute is a software attribute that describes, or characterizes, a quality-related aspect of the software. (Kung, p470)</text:span></text:p>
      <text:p text:style-name="P20"><text:span text:style-name="T7"/></text:p>
      <text:p text:style-name="P28"><text:span text:style-name="T1">Reliability Attributes: </text:span><text:span text:style-name="T7">Ability of the software to perform its required functions under stated conditions and produce correct and consistent results.</text:span></text:p>
      <text:p text:style-name="P28"><text:span text:style-name="T7"/></text:p>
      <text:p text:style-name="P29"><text:span text:style-name="T1">Robustness</text:span><text:span text:style-name="T7">: <text:s/>The ability of the software to perform it’s required functions under rough or exceptional conditions.</text:span></text:p>
      <text:p text:style-name="P29"><text:span text:style-name="T7"/></text:p>
      <text:p text:style-name="P29"><text:span text:style-name="T1">Efficiency:</text:span><text:span text:style-name="T7"> <text:s/>The ability of the software to perform its functions and produce desired results with minimum expenditure of time and resources</text:span></text:p>
      <text:p text:style-name="P29"><text:span text:style-name="T7"/></text:p>
      <text:p text:style-name="P29"><text:span text:style-name="T1">Interoperability: </text:span><text:span text:style-name="T7">The ability of the software to interact and exchange information with other software. </text:span></text:p>
      <text:p text:style-name="P29"><text:span text:style-name="T7"/></text:p>
      <text:p text:style-name="P29"><text:span text:style-name="T1">Maintainability: <text:s/></text:span><text:span text:style-name="T7">The aptitude of the software to undergo repairs and evolution.</text:span></text:p>
      <text:p text:style-name="P29"><text:span text:style-name="T7"/></text:p>
      <text:p text:style-name="P29"><text:span text:style-name="T1">Testability: <text:s/></text:span><text:span text:style-name="T7">The aptitude of the software to permit all desired and applicable forms of assessment, including inspection, peer review, white-box testing, and black-box testing.</text:span></text:p>
      <text:p text:style-name="P29"><text:span text:style-name="T7"/></text:p>
      <text:p text:style-name="P29"><text:span text:style-name="T1">Portability: <text:s/></text:span><text:span text:style-name="T7">The aptitude of the software to permit itself to be transported to run on different operating environments or platforms.</text:span></text:p>
      <text:p text:style-name="P29"><text:span text:style-name="T7"/></text:p>
      <text:p text:style-name="P29"><text:span text:style-name="T1">Reusability: </text:span><text:span text:style-name="T7">The aptitude of the software to facilitate integration or arrangement of its component modules.</text:span></text:p>
      <text:p text:style-name="P29"><text:span text:style-name="T7"/></text:p>
      <text:p text:style-name="P29"><text:span text:style-name="T1">Modularity: </text:span><text:span text:style-name="T7">The aptitude of the software to facilitate integration or arrangement of its components modules.</text:span></text:p>
      <text:p text:style-name="P29"><text:span text:style-name="T7"/></text:p>
      <text:p text:style-name="P29"><text:span text:style-name="T1">Cohesion: </text:span><text:span text:style-name="T7">The degree of relevance of the functions of a software module with respect to the module’s core functionality.</text:span></text:p>
      <text:p text:style-name="P29"><text:span text:style-name="T7"/></text:p>
      <text:p text:style-name="P29"><text:span text:style-name="T1">Coupling: </text:span><text:span text:style-name="T7">The degree of dependency and interaction between a module and other modules.</text:span></text:p>
      <text:p text:style-name="P29"><text:soft-page-break/><text:span text:style-name="T7"/></text:p>
      <text:list xml:id="list3767584964" text:style-name="L2">
        <text:list-item>
          <text:p text:style-name="P17"><text:span text:style-name="T1">Operating Systems: </text:span><text:span text:style-name="T7">To keep results consistent, all the web services should be hosted on the same operating system with the same software setup, and security settings. <text:s/>This could also provide the benefit of setting up one LAMP server and duplicating this setup for rapid deployment across all servers for the project. <text:s/>It also makes load balanced services identical on each server.</text:span></text:p>
        </text:list-item>
        <text:list-item>
          <text:p text:style-name="P17"><text:span text:style-name="T1">Network Load: </text:span><text:span text:style-name="T7">This project will deal with several aspects that could be placed under load. <text:s/>For this example, network load will be a big one to consider. <text:s/>This project deals with uploading and distributing documents such as letters of recommendations and applications. <text:s/>These are shared to the server and distributed among select students and staff. <text:s/>A network load test to determine the max capacity of the network in terms of users uploading at once will give valuable analytical data as to when to scale (on a load balanced design). <text:s/></text:span></text:p>
        </text:list-item>
        <text:list-item>
          <text:p text:style-name="P17"><text:span text:style-name="T1">User Capacity Load: </text:span><text:span text:style-name="T7">This attribute will test when the service reaches the max capacity of users logged in at once.</text:span></text:p>
        </text:list-item>
        <text:list-item>
          <text:p text:style-name="P17"><text:span text:style-name="T1">Database Load: </text:span><text:span text:style-name="T7">The database for the SAMS project should be tested </text:span><text:span text:style-name="T8">for query load.</text:span></text:p>
        </text:list-item>
        <text:list-item>
          <text:p text:style-name="P11">Hardware: <text:span text:style-name="T9">A change in hardware could change capacity and load analytical data. <text:s/>Keeping the system specs as close as possible would provide greater accuracy in determining when to scale the project.</text:span></text:p>
        </text:list-item>
        <text:list-item>
          <text:p text:style-name="P11">Communication Protocols: <text:s/><text:span text:style-name="T9">Much of the project will communicate via TCP/IP stack as it is a network application project. <text:s/>Some aspects of the project will communicate between services and servers on the network as well as perform network load balancing tasks. <text:s/>Some aspects might utilize network sockets. <text:s/>Backend services might also utilize ports other than port 80. <text:s/></text:span></text:p>
        </text:list-item>
        <text:list-item>
          <text:p text:style-name="P12">Unit Testing: <text:span text:style-name="T9">Testing functions for things like out of range values can help determine the quality of error checking and enforcing correct input values. <text:s/></text:span></text:p>
        </text:list-item>
        <text:list-item>
          <text:p text:style-name="P12"><text:span text:style-name="T9">The system must also be designed </text:span><text:span text:style-name="T10">to be easy to integrate updates and integrate into current systems (such as the 3</text:span><text:span text:style-name="T11">rd</text:span><text:span text:style-name="T10"> party sites where it polls for data about available classes from partner programs abroad).</text:span></text:p>
        </text:list-item>
        <text:list-item>
          <text:p text:style-name="P13"><text:span text:style-name="T10">W</text:span><text:span text:style-name="T9">e also want to keep coupling low as to prevent errors across the board when we modify a line of code in one module.</text:span></text:p>
        </text:list-item>
      </text:list>
      <text:p text:style-name="P21"><text:span text:style-name="T1">2. Evaluate the requirements, design, implementation and system metrics in figure 19.2. <text:s/>Which metrics will you use to assess the quality of the SAMS project, and why?</text:span></text:p>
      <text:p text:style-name="P19"><text:span text:style-name="T1"/></text:p>
      <text:p text:style-name="P22"><text:span text:style-name="T5">To assess the quality, I will use a combination of Reliability and Availability metrics, and Object Oriented Quality Metrics. <text:s/>I chose these because failure to comply with these metrics could produce the most noticeable bad results to the end user of the software project. Th</text:span><text:span text:style-name="T13">ese metrics</text:span><text:span text:style-name="T5"> can help us direct resources to critical areas of the project. <text:s/></text:span></text:p>
      <text:p text:style-name="P22"><text:span text:style-name="T5"/></text:p>
      <text:p text:style-name="P23"><text:span text:style-name="T3">3. </text:span><text:span text:style-name="T2">Which static and dynamic verification and validation techniques will you use in the SAMS project?</text:span></text:p>
      <text:p text:style-name="P24"><text:soft-page-break/><text:span text:style-name="T2">For static, we can use inspection, walkthrough, and peer review. <text:s/>For dynamic, we can develop functional and non-functional tests for the sams project to ensure that it meets the requirements.</text:span></text:p>
      <text:p text:style-name="P24"><text:span text:style-name="T2"/></text:p>
      <text:p text:style-name="P25"><text:span text:style-name="T6">4. What QA techniques will you use to ensure the quality of the SAMS software?</text:span></text:p>
      <text:p text:style-name="P25"><text:span text:style-name="T5">S</text:span><text:span text:style-name="T4">oftware Development Activities, Software Requirements analysis, Software Design, Software Implementation, Integration and system testing, and Software operating and maintenance will be the basic process used to ensure the quality of the SAMS software.</text:span></text:p>
      <text:p text:style-name="P22"><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prefix="("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prefix="("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prefix="("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prefix="("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prefix="("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prefix="("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prefix="("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prefix="("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prefix="("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prefix="("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prefix="("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prefix="("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prefix="("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prefix="("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prefix="("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
        <style:list-level-properties text:list-level-position-and-space-mode="label-alignment">
          <style:list-level-label-alignment text:label-followed-by="nothing"/>
        </style:list-level-properties>
      </text:list-level-style-number>
      <text:list-level-style-number text:level="2" text:style-name="WW8Num6z1" style:num-format="">
        <style:list-level-properties text:list-level-position-and-space-mode="label-alignment">
          <style:list-level-label-alignment text:label-followed-by="nothing"/>
        </style:list-level-properties>
      </text:list-level-style-number>
      <text:list-level-style-number text:level="3" text:style-name="WW8Num6z2" style:num-format="">
        <style:list-level-properties text:list-level-position-and-space-mode="label-alignment">
          <style:list-level-label-alignment text:label-followed-by="nothing"/>
        </style:list-level-properties>
      </text:list-level-style-number>
      <text:list-level-style-number text:level="4" text:style-name="WW8Num6z3" style:num-format="">
        <style:list-level-properties text:list-level-position-and-space-mode="label-alignment">
          <style:list-level-label-alignment text:label-followed-by="nothing"/>
        </style:list-level-properties>
      </text:list-level-style-number>
      <text:list-level-style-number text:level="5" text:style-name="WW8Num6z4" style:num-format="">
        <style:list-level-properties text:list-level-position-and-space-mode="label-alignment">
          <style:list-level-label-alignment text:label-followed-by="nothing"/>
        </style:list-level-properties>
      </text:list-level-style-number>
      <text:list-level-style-number text:level="6" text:style-name="WW8Num6z5" style:num-format="">
        <style:list-level-properties text:list-level-position-and-space-mode="label-alignment">
          <style:list-level-label-alignment text:label-followed-by="nothing"/>
        </style:list-level-properties>
      </text:list-level-style-number>
      <text:list-level-style-number text:level="7" text:style-name="WW8Num6z6" style:num-format="">
        <style:list-level-properties text:list-level-position-and-space-mode="label-alignment">
          <style:list-level-label-alignment text:label-followed-by="nothing"/>
        </style:list-level-properties>
      </text:list-level-style-number>
      <text:list-level-style-number text:level="8" text:style-name="WW8Num6z7" style:num-format="">
        <style:list-level-properties text:list-level-position-and-space-mode="label-alignment">
          <style:list-level-label-alignment text:label-followed-by="nothing"/>
        </style:list-level-properties>
      </text:list-level-style-number>
      <text:list-level-style-number text:level="9" text:style-name="WW8Num6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writing-mode="lr-tb"/>
      <style:text-properties fo:font-weight="bold" style:font-weight-asian="bold" style:font-weight-complex="bold"/>
    </style:style>
    <style:style style:name="MP2" style:family="paragraph" style:parent-style-name="Header">
      <style:paragraph-properties fo:text-align="end" style:justify-single-word="false" style:writing-mode="lr-tb"/>
      <style:text-properties fo:font-weight="bold" style:font-weight-asian="bold" style:font-weight-complex="bold"/>
    </style:style>
    <style:style style:name="MP3" style:family="paragraph" style:parent-style-name="Header">
      <style:paragraph-properties fo:text-align="start" style:justify-single-word="false" style:writing-mode="lr-tb"/>
      <style:text-properties style:use-window-font-color="true" style:font-name="Liberation Serif1" fo:font-size="12pt" fo:language="en" fo:country="US" fo:font-weight="normal" officeooo:rsid="000fbed2" officeooo:paragraph-rsid="000fbed2"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MP4" style:family="paragraph" style:parent-style-name="Header">
      <style:paragraph-properties fo:text-align="start" style:justify-single-word="false" style:writing-mode="lr-tb"/>
      <style:text-properties fo:font-weight="normal" style:font-weight-asian="normal" style:font-weight-complex="normal"/>
    </style:style>
    <style:style style:name="MP5" style:family="paragraph" style:parent-style-name="Footer">
      <style:paragraph-properties fo:text-align="center" style:justify-single-word="false"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634in" fo:margin-bottom="0.9244in" style:dynamic-spacing="true"/>
      </style:header-style>
      <style:footer-style>
        <style:header-footer-properties fo:min-height="0.3882in" fo:margin-top="0.3492in" style:dynamic-spacing="true"/>
      </style:footer-style>
    </style:page-layout>
  </office:automatic-styles>
  <office:master-styles>
    <style:master-page style:name="Standard" style:page-layout-name="Mpm1"/>
    <style:master-page style:name="Convert_20_1" style:display-name="Convert 1" style:page-layout-name="Mpm2">
      <style:header>
        <text:p text:style-name="MP1">SAMS Project</text:p>
        <text:p text:style-name="MP2">Thomas Travers</text:p>
        <text:p text:style-name="MP3">Software Quality Assurance</text:p>
        <text:p text:style-name="MP4">___________________________________________________________________________________</text:p>
      </style:header>
      <style:footer>
        <text:p text:style-name="MP5"><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dc:date>2020-07-15T00:22:16.823416260</dc:date>
    <meta:editing-cycles>5</meta:editing-cycles>
    <meta:editing-duration>PT1H2M25S</meta:editing-duration>
    <meta:print-date>1995-11-21T17:41:00</meta:print-date>
    <meta:generator>LibreOffice/6.4.4.2$Linux_X86_64 LibreOffice_project/40$Build-2</meta:generator>
    <meta:document-statistic meta:table-count="0" meta:image-count="0" meta:object-count="0" meta:page-count="5" meta:paragraph-count="40" meta:word-count="803" meta:character-count="5214" meta:non-whitespace-character-count="4431"/>
  </office:meta>
</office:document-meta>
</file>